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right="-32.00pt" fo:margin-bottom="10.00pt">
        <style:tab-stops>
          <style:tab-stop style:position="482.80pt"/>
        </style:tab-stops>
      </style:paragraph-properties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right="-32.00pt" fo:margin-bottom="10.00pt">
        <style:tab-stops>
          <style:tab-stop style:position="446.80pt"/>
        </style:tab-stops>
      </style:paragraph-properties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<text:s text:c="3"/>Signed integer:</text:span></text:p>
      <text:p text:style-name="P1"><text:span text:style-name="T3"><text:s text:c="12"/>It can represent both positive and negative values.Int is signed by default.</text:span></text:p>
      <text:p text:style-name="P1"><text:span text:style-name="T4">Unsigned integer</text:span><text:span text:style-name="T5">:</text:span></text:p>
      <text:p text:style-name="P1"><text:span text:style-name="T6"><text:s text:c="13"/></text:span><text:span text:style-name="T7">It<text:s text:c="2"/>holds zero and positive values.Java doenot have a datatype for unsigned integers.</text:span></text:p>
      <text:p text:style-name="P1"><text:span text:style-name="T8">Compile Time Resolution of Strings: </text:span></text:p>
      <text:p text:style-name="P1"><text:span text:style-name="T9"><text:s text:c="8"/>When strings are created with the help of '+' operator ,they get concatenated at compile time.This is referred to as Compile Time Resolution of Strings.Compiler eliminates the concatenation operator and optimizes the string.</text:span></text:p>
      <text:p text:style-name="P1"><text:span text:style-name="T9">String str="king"</text:span></text:p>
      <text:p text:style-name="P1"><text:span text:style-name="T9"><text:s text:c="17"/>+"and"</text:span></text:p>
      <text:p text:style-name="P1"><text:span text:style-name="T9"><text:s text:c="17"/>+"queen";</text:span></text:p>
      <text:p text:style-name="P1"><text:span text:style-name="T9">above code is optimized in the compile time:</text:span></text:p>
      <text:p text:style-name="P1"><text:span text:style-name="T9"><text:s text:c="11"/>String str="kingandqueen";</text:span></text:p>
      <text:p text:style-name="P1"><text:span text:style-name="T9"/></text:p>
      <text:p text:style-name="P1"><text:span text:style-name="T10">Runtime Resolution of Strings:</text:span></text:p>
      <text:p text:style-name="P2"><text:span text:style-name="T10"><text:s text:c="10"/></text:span><text:span text:style-name="T11">When strings are created with the help of string literals along with variables and '+''operator.They get concatenated at runtime only,as the value of the variables cannot be predicted. This is referred to as Runtime Resolution<text:s text:c="2"/>of Strings.</text:span></text:p>
      <text:p text:style-name="P2"><text:span text:style-name="T11"><text:s text:c="11"/>String str="Geeks" +var +"Geeks";</text:span></text:p>
      <text:p text:style-name="P2"><text:span text:style-name="T11"/></text:p>
      <text:p text:style-name="P2"><text:span text:style-name="T12">IS Switch case supports boolean,double,float?</text:span></text:p>
      <text:p text:style-name="P2"><text:span text:style-name="T12"><text:s text:c="7"/></text:span><text:span text:style-name="T13">for eg: boolean x =true;</text:span></text:p>
      <text:p text:style-name="P2"><text:span text:style-name="T13"><text:s text:c="20"/>switch(x){//show compile time error because boolean is not allowed.}</text:span></text:p>
      <text:list text:style-name="L3">
        <text:list-item>
          <text:p text:style-name="P3"><text:span text:style-name="T14"><text:s text:c="3"/></text:span><text:span text:style-name="T15">cases values cannot be assigned in float.Switch cannot accept float data type.</text:span></text:p>
        </text:list-item>
        <text:list-item>
          <text:p text:style-name="P3"><text:span text:style-name="T15"><text:s text:c="9"/>Supports primitive data types:byte,short,char,int.And enumerated types,string class.</text:span><text:span text:style-name="T16"/></text:p>
        </text:list-item>
      </text:list>
      <text:p text:style-name="P4"><text:span text:style-name="T17"><text:s text:c="11"/></text:span><text:span text:style-name="T18"/></text:p>
      <text:p text:style-name="P4"><text:span text:style-name="T18"><text:s text:c="9"/></text:span></text:p>
      <text:p text:style-name="P4"><text:span text:style-name="T19"/></text:p>
      <text:p text:style-name="P4"><text:span text:style-name="T19"/></text:p>
      <text:p text:style-name="P4"><text:span text:style-name="T19"><text:s text:c="16"/></text:span></text:p>
      <text:p text:style-name="P4"><text:span text:style-name="T19"><text:s text:c="10"/></text:span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